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XmlPreprocessor.getResource(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LoaderXmlPreprocessor.getClassLoader( SpringApplicationContext applicationContext , XmlBeanDefinitionReader reader , Document documen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ClassLoaderXmlPreprocessor.getParentClassLoader( SpringApplicationContext applicat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LoaderXmlPreprocessor.preprocess( SpringApplicationContext applicationContext , XmlBeanDefinitionReader reader ,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lassLoaderXmlPreprocessor.ClassLoaderXmlPreprocessor( Fil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XmlPreprocessor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XmlPreprocessor.ClassLoaderXmlPreprocessor( File root ,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XmlPreprocessor.getDefaultLoca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